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ETest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ETest.test_for_a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ETest.deserialze( DefaultJSONParser parser , Type type , Object field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